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Quotations">
      <style:paragraph-properties fo:margin-left="0.5in" fo:margin-right="0in" fo:text-indent="0in" style:auto-text-indent="false"/>
    </style:style>
    <style:style style:name="P2" style:family="paragraph" style:parent-style-name="Quotations">
      <style:paragraph-properties fo:margin-left="0.5in" fo:margin-right="0in" fo:text-indent="0in" style:auto-text-indent="false"/>
    </style:style>
  </office:automatic-styles>
  <office:body>
    <office:text>
      <text:p text:style-name="Text_20_body">A través de todos estos monstruos se difumina la frontera entre los cuerpos personales y el cuerpo de lo nacional.  Para complicar aún más la confusión de categorías, a menudo un tipo de alteridad es escrito como otro, de modo que la diferencia nacional (por ejemplo) se transforma en diferencia sexual.  Giraldus Cambrensis ilustra precisamente la deficiencia de lo extranjero en su <text:span text:style-name="T1">Topografía de Irlanda;</text:span> al escribir sobre los irlandeses (en apariencia, solo para brindar información sobre ellos a una corte inglesa curiosa, pero en realidad como primer paso para invadir y colonizar la isla), el autor observa:  </text:p>
      <text:p text:style-name="P1">Ciertamente es una raza de lo más inmunda, una raza sumida en el vicio, una raza más ignorante que cualquier otra de las naciones que se rigen según los principios de la fe.  … Estas gentes, que tienen costumbres tan diferentes a las de las demás y, a su vez, tan opuestas, hacen gestos ya sea con las manos o la cabeza, gesticulan cuando quieren decir que debes retirarte y asienten hacia atrás cada vez que desean liberarse de ti.  Asimismo, en esta nación, los hombres orinan sentados y las mujeres de pie.  … Las mujeres también, al igual que los hombres, cabalgan a horcajadas, con cada una de las piernas extendidas a cada lado del caballo. <text:note text:id="ftn0" text:note-class="footnote"><text:note-citation>1</text:note-citation><text:note-body><text:p text:style-name="Footnote">Consultar Giraldus Cambrensis, <text:span text:style-name="T1">Topographia Hiberniae (The History and Topography of Ireland) [Topografía de Irlanda (La historia y topografía de Irlanda)],</text:span> trad. John J. O’Meara (Atlantic Highlands, N.J.: Humanities Press, 1982), 24.</text:p></text:note-body></text:note></text:p>
      <text:p text:style-name="First_20_paragraph">Un tipo de inversión se convierte en otro a medida que Giraldus descifra el *abc* de la cultura irlandesa (y la lee en reversa, en contraste con la norma de masculinidad inglesa).  Giraldus crea una visión que se condice con el género monstruoso (aberrante, demostrativa): la violación de los códigos culturales en cuanto a los comportamientos de género acordados introduce una ruptura que debe ser cementada con (en este caso) los morteros cohesivos, correctivos de la normalidad inglesa.  Inmediatamente después de la promulgación de este texto, se desencadenó una guerra sanguinaria de subyugación, que continuó con potencia a lo largo de la Plena Edad Media y que, en cierto modo, llega hasta nuestros días. Mediante un proceso discursivo similar, el Oriente se feminiza (Said) y el alma de África se oscurece (Gates). Un tipo de diferencia se convierte en otro a medida que las categorías normativas de género, sexualidad, identidad nacional y origen étnico se deslizan una sobre otra como los círculos de un diagrama de Venn superpuestos y expulsan del centro, por abyecto, a aquel que se convierte en el monstruo. Dicha expulsión violenta instaura una dialéctica hegeliana de amo y esclavo que se legitima a sí misma y naturaliza el sometimiento de un cuerpo cultural a otro; la cultura dominante escribe sobre el cuerpo subyugado como algo monstruoso, excluido de toda condición de persona y voluntad, ya que es diferente en todos los aspectos.  Se garantiza la polisemia para codificar una amenaza aún mayor; la multiplicidad de significados, paradójicamente, itera el mismo tipo de representaciones restrictivas y orientadas a la propaganda de agitación política que realiza la significación reducida.  Sin embargo, la multiplicación entraña un peligro: ya que la diferencia es como la hidra, brotan dos cabezas donde una ha sido cortada, las posibilidades de escape, resistencia, disrupción se erigen con más fuerza.   René Girard ha escrito extensivamente acerca de la violencia real que dichas representaciones denigrantes establecen, al conectar una descripción mostruización con el fenómeno del chivo expiatorio. Los monstruos no se crean &lt;f0&gt;ex nihilo&lt;/f0&gt;, sino a través de procesos de fragmentación y recombinación mediante los cuales se extraen elementos de “varias figuras” (incluyendo, de hecho, especialmente, a grupos sociales marginados) y luego dichos elementos se ensamblan como el monstruo, “que puede entonces reclamar una identidad independiente.”<text:note text:id="ftn2" text:note-class="footnote"><text:note-citation>3</text:note-citation><text:note-body><text:p text:style-name="Footnote">René Girard, <text:span text:style-name="T1">The Scapegoat (El chivo expiatorio),</text:span> trad. Yvonne Freccero (Baltimore: Johns Hopkins University Press, 1986), 33.</text:p></text:note-body></text:note> El monstruo político cultural, la personificación de la diferencia radical, paradójicamente amenaza con <text:span text:style-name="T1">borrar</text:span> las diferencias en el mundo de sus creadores, para demostrar </text:p>
      <text:p text:style-name="P2">el potencial del Sistema para diferir de su propia diferencia, en otras palabras, para no ser diferente en absoluto y dejar de existir como sistema.  .. . La diferencia que existe por fuera del sistema es aterradora ya que revela la verdad del sistema, su relatividad, su fragilidad y su mortalidad. … A pesar de lo que se afirma a nuestro alrededor, los persecutores nunca están obsesionados con la diferencia, sino más bien con su impronunciable opuesto, la falta de diferencia. <text:note text:id="ftn3" text:note-class="footnote"><text:note-citation>4</text:note-citation><text:note-body><text:p text:style-name="Footnote">Ibíd., 21-22.</text:p></text:note-body></text:note></text:p>
      <text:p text:style-name="Horizontal_20_Line"/>
      <text:p text:style-name="First_20_paragraph">Nota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
    <dc:description/>
    <dc:subject/>
    <meta:keyword/>
    <meta:initial-creator/>
    <dc:creator/>
    <meta:creation-date>2025-08-11T23:57:27Z</meta:creation-date>
    <dc:date>2025-08-11T23:57:27Z</dc:date>
  </office:meta>
</office:document-meta>
</file>